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CSFile.RCSFile( final String name , final String revision , final String previousRevi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CSFile.getPrevious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CSFil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CSFile.RCSFile( final String name , final String re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CSFile.get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